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loext:contextual-spacing="false" fo:margin-top="0in" fo:margin-bottom="0in" style:contextual-spacing="false" fo:line-height="138%" style:writing-mode="lr-tb"/>
      <style:text-properties fo:font-variant="normal" fo:text-transform="none" fo:color="#000000" style:text-line-through-style="none" style:font-name="Arial" fo:font-size="11pt" fo:font-style="normal" style:text-underline-style="none" fo:font-weight="bold" style:text-blinking="false" fo:background-color="transparent"/>
    </style:style>
    <style:style style:name="P2" style:family="paragraph" style:parent-style-name="Text_20_body">
      <style:paragraph-properties fo:margin-left="0.5in" fo:margin-right="0in" fo:text-indent="0in" style:auto-text-indent="false"/>
    </style:style>
    <style:style style:name="P3" style:family="paragraph" style:parent-style-name="Text_20_body">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4" style:family="paragraph" style:parent-style-name="Text_20_body">
      <style:paragraph-properties loext:contextual-spacing="false" fo:margin-left="0.5in" fo:margin-right="0in" fo:margin-top="0in" fo:margin-bottom="0in" style:contextual-spacing="false" fo:line-height="138%" fo:text-indent="0in" style:auto-text-indent="false" style:writing-mode="lr-tb"/>
    </style:style>
    <style:style style:name="P5" style:family="paragraph" style:parent-style-name="Heading_20_3">
      <style:paragraph-properties loext:contextual-spacing="false" fo:margin-left="0.5in" fo:margin-right="0in" fo:margin-top="0.1945in" fo:margin-bottom="0.0555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6" style:family="paragraph" style:parent-style-name="Heading_20_2">
      <style:paragraph-properties loext:contextual-spacing="false" fo:margin-left="0.5in" fo:margin-right="0in" fo:margin-top="0.25in" fo:margin-bottom="0.0555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7" style:family="paragraph" style:parent-style-name="Text_20_body">
      <style:paragraph-properties loext:contextual-spacing="false" fo:margin-left="1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8" style:family="paragraph" style:parent-style-name="Text_20_body">
      <style:paragraph-properties fo:margin-left="1in" fo:margin-right="0in" fo:text-indent="0in" style:auto-text-indent="false"/>
    </style:style>
    <style:style style:name="P9" style:family="paragraph" style:parent-style-name="Text_20_body" style:list-style-name="L1">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0" style:family="paragraph" style:parent-style-name="Text_20_body" style:list-style-name="L2">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1" style:family="paragraph" style:parent-style-name="Text_20_body" style:list-style-name="L4">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2" style:family="paragraph" style:parent-style-name="Text_20_body" style:list-style-name="L9">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3" style:family="paragraph" style:parent-style-name="Text_20_body" style:list-style-name="L10">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4" style:family="paragraph" style:parent-style-name="Text_20_body" style:list-style-name="L12">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5" style:family="paragraph" style:parent-style-name="Text_20_body" style:list-style-name="L13">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6" style:family="paragraph" style:parent-style-name="Text_20_body" style:list-style-name="L14">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7" style:family="paragraph" style:parent-style-name="Text_20_body" style:list-style-name="L16">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8" style:family="paragraph" style:parent-style-name="Text_20_body" style:list-style-name="L18">
      <style:paragraph-properties loext:contextual-spacing="false" fo:margin-top="0in" fo:margin-bottom="0in" style:contextual-spacing="false" fo:line-height="138%" style:writing-mode="lr-tb"/>
      <style:text-properties fo:font-variant="normal" fo:text-transform="none" fo:color="#222222" style:text-line-through-style="none" style:font-name="Arial" fo:font-size="11pt" fo:font-style="normal" style:text-underline-style="none" fo:font-weight="bold" style:text-blinking="false" fo:background-color="transparent"/>
    </style:style>
    <style:style style:name="P19" style:family="paragraph" style:parent-style-name="Text_20_body">
      <style:paragraph-properties loext:contextual-spacing="false" fo:margin-top="0in" fo:margin-bottom="0in" style:contextual-spacing="false" fo:line-height="138%" fo:text-align="center" style:justify-single-word="false" style:writing-mode="lr-tb"/>
      <style:text-properties fo:font-variant="normal" fo:text-transform="none" fo:color="#000000" style:text-line-through-style="none" style:font-name="Arial" fo:font-size="13pt" fo:font-style="normal" style:text-underline-style="none" fo:font-weight="bold" style:text-blinking="false" fo:background-color="transparent" style:font-size-asian="13pt" style:font-size-complex="13pt"/>
    </style:style>
    <style:style style:name="P20" style:family="paragraph" style:parent-style-name="Text_20_body" style:list-style-name="L3">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21" style:family="paragraph" style:parent-style-name="Text_20_body" style:list-style-name="L5">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22" style:family="paragraph" style:parent-style-name="Text_20_body" style:list-style-name="L6">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23" style:family="paragraph" style:parent-style-name="Text_20_body" style:list-style-name="L8">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24" style:family="paragraph" style:parent-style-name="Text_20_body" style:list-style-name="L11">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25" style:family="paragraph" style:parent-style-name="Text_20_body">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26" style:family="paragraph" style:parent-style-name="Text_20_body" style:list-style-name="L15">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27" style:family="paragraph" style:parent-style-name="Text_20_body" style:list-style-name="L17">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28" style:family="paragraph" style:parent-style-name="Text_20_body" style:list-style-name="L19">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29" style:family="paragraph" style:parent-style-name="Text_20_body" style:list-style-name="L21">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30" style:family="paragraph" style:parent-style-name="Text_20_body" style:list-style-name="L22">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P31" style:family="paragraph" style:parent-style-name="Text_20_body" style:list-style-name="L7">
      <style:paragraph-properties loext:contextual-spacing="false" fo:margin-left="0.5in" fo:margin-right="0in" fo:margin-top="0in" fo:margin-bottom="0in" style:contextual-spacing="false" fo:line-height="138%" fo:text-indent="0in" style:auto-text-indent="false" style:writing-mode="lr-tb"/>
      <style:text-properties fo:font-variant="normal" fo:text-transform="none" fo:color="#222222" style:text-line-through-style="none" style:text-underline-style="none" style:text-blinking="false" fo:background-color="transparent"/>
    </style:style>
    <style:style style:name="P32" style:family="paragraph" style:parent-style-name="Text_20_body" style:list-style-name="L20">
      <style:paragraph-properties loext:contextual-spacing="false" fo:margin-left="1in" fo:margin-right="0in" fo:margin-top="0in" fo:margin-bottom="0in" style:contextual-spacing="false" fo:line-height="138%" fo:text-indent="0in" style:auto-text-indent="false" style:writing-mode="lr-tb"/>
      <style:text-properties fo:font-variant="normal" fo:text-transform="none" fo:color="#222222" style:text-line-through-style="none" style:font-name="Arial" fo:font-size="11pt" fo:font-style="normal" style:text-underline-style="none" fo:font-weight="normal" style:text-blinking="false" fo:background-color="transparent"/>
    </style:style>
    <style:style style:name="T1" style:family="text">
      <style:text-properties style:font-name="Arial" fo:font-size="11pt" fo:font-style="normal" fo:font-weight="normal"/>
    </style:style>
    <style:style style:name="T2" style:family="text">
      <style:text-properties fo:font-variant="normal" fo:text-transform="none" fo:color="#222222" style:text-line-through-styl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222222" style:text-line-through-styl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222222" style:text-line-through-style="none" style:text-underline-style="none" style:text-blinking="false"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docs-internal-guid-dcd18d7e-7fff-c751-4034-272befec18f9"/>Artificial Intelligence Mini Project</text:p>
      <text:p text:style-name="Text_20_body"/>
      <text:p text:style-name="P1">Aim: Design and implement an expert system in medical domain.</text:p>
      <text:p text:style-name="Text_20_body"/>
      <text:p text:style-name="P1">Theory:</text:p>
      <text:p text:style-name="Text_20_body"/>
      <text:list xml:id="list5467753716317194001" text:style-name="L1">
        <text:list-item>
          <text:p text:style-name="P9">What is an expert system?</text:p>
        </text:list-item>
      </text:list>
      <text:p text:style-name="P3">In artificial intelligence, expert system is a computer system that emulates the decision making ability of a human expert. Expert systems are designed to solve complex problems by reasoning through bodies of knowledge, represented mainly as if-then rules rather than through conventional procedural codes.</text:p>
      <text:p text:style-name="P3">An expert system is divided into two subsystems, the inference engine and the knowledge base.</text:p>
      <text:p text:style-name="Text_20_body"/>
      <text:list xml:id="list1187853453239580684" text:style-name="L2">
        <text:list-item>
          <text:p text:style-name="P10">Define characteristics of expert system? </text:p>
        </text:list-item>
      </text:list>
      <text:list xml:id="list221906227130308081" text:style-name="L3">
        <text:list-item>
          <text:p text:style-name="P20">High Performance: They should perform at the level of human expert.</text:p>
        </text:list-item>
        <text:list-item>
          <text:p text:style-name="P20">Adequate response time: They have the ability to respond in a reasonable amount of time. Time is crucial especially for real time systems.</text:p>
        </text:list-item>
        <text:list-item>
          <text:p text:style-name="P20">Reliability: They are reliable and do not crash.</text:p>
        </text:list-item>
        <text:list-item>
          <text:p text:style-name="P20">Understandable: It should justify its conclusions in the same way a human expert explains why he arrived at a particular conclusion.</text:p>
        </text:list-item>
      </text:list>
      <text:p text:style-name="P2"/>
      <text:list xml:id="list3332000144833986981" text:style-name="L4">
        <text:list-item>
          <text:p text:style-name="P11">List the capabilities and incapabilties of expert system.</text:p>
        </text:list-item>
      </text:list>
      <text:list xml:id="list1254913763083037689" text:style-name="L5">
        <text:list-item>
          <text:p text:style-name="P21">The expert systems are capable of:</text:p>
        </text:list-item>
      </text:list>
      <text:list xml:id="list987639262966656201" text:style-name="L6">
        <text:list-item>
          <text:p text:style-name="P22">Advising</text:p>
        </text:list-item>
        <text:list-item>
          <text:p text:style-name="P22">Instructing and assisting human indecision making.</text:p>
        </text:list-item>
        <text:list-item>
          <text:p text:style-name="P22">Demonstrating</text:p>
        </text:list-item>
        <text:list-item>
          <text:p text:style-name="P22">Deriving a solution</text:p>
        </text:list-item>
        <text:list-item>
          <text:p text:style-name="P22">Diagnosing</text:p>
        </text:list-item>
        <text:list-item>
          <text:p text:style-name="P22">Explaining</text:p>
        </text:list-item>
        <text:list-item>
          <text:p text:style-name="P22">Predicting results</text:p>
        </text:list-item>
        <text:list-item>
          <text:p text:style-name="P22">Justifying the conclusion</text:p>
        </text:list-item>
        <text:list-item>
          <text:p text:style-name="P22">Suggesting alternative options to a problem.</text:p>
        </text:list-item>
      </text:list>
      <text:p text:style-name="P2"/>
      <text:list xml:id="list2052071066215996305" text:style-name="L7">
        <text:list-item>
          <text:p text:style-name="P31">  <text:span text:style-name="T1">They are incapable of:</text:span></text:p>
        </text:list-item>
      </text:list>
      <text:list xml:id="list6589949101986761695" text:style-name="L8">
        <text:list-item>
          <text:p text:style-name="P23">Substituting human decision makers</text:p>
        </text:list-item>
        <text:list-item>
          <text:p text:style-name="P23">Possessing human capabilities</text:p>
        </text:list-item>
        <text:list-item>
          <text:p text:style-name="P23">Producing accurate output for inadequate knowledge base</text:p>
        </text:list-item>
        <text:list-item>
          <text:p text:style-name="P23">Refining their own knowledge</text:p>
        </text:list-item>
      </text:list>
      <text:p text:style-name="P2"><text:soft-page-break/><text:line-break/></text:p>
      <text:list xml:id="list5477703910437127443" text:style-name="L9">
        <text:list-item>
          <text:p text:style-name="P12">Explain the various components of expert system like knowledge base, inference engine and user interface.</text:p>
        </text:list-item>
      </text:list>
      <text:p text:style-name="Text_20_body"/>
      <text:p text:style-name="P4"><text:span text:style-name="T2">An expert system is typically composed of at least three primary components. These are the </text:span><text:span text:style-name="T3">inference engine</text:span><text:span text:style-name="T2">, the </text:span><text:span text:style-name="T3">knowledge base</text:span><text:span text:style-name="T2">, and the </text:span><text:span text:style-name="T3">User interface</text:span><text:span text:style-name="T2">. We will introduce these components below.</text:span></text:p>
      <text:h text:style-name="P6" text:outline-level="2">Knowledge Base</text:h>
      <text:p text:style-name="P3">The knowledge base is a collection of rules or other information structures derived from the human expert. Rules are typically structured as If/Then statements of the form:</text:p>
      <text:p text:style-name="P3">IF &lt;antecedent&gt; THEN &lt;consequent&gt;</text:p>
      <text:p text:style-name="P4"><text:span text:style-name="T2">The </text:span><text:span text:style-name="T3">antecedent</text:span><text:span text:style-name="T4"> </text:span><text:span text:style-name="T2">is the condition that must be satisfied. When the antecedent is satisfied, the rule is triggered and is said to "fire". The </text:span><text:span text:style-name="T3">consequent</text:span><text:span text:style-name="T4"> </text:span><text:span text:style-name="T2">is the action that is performed when the rule fires.</text:span></text:p>
      <text:h text:style-name="P5" text:outline-level="3">Agenda</text:h>
      <text:p text:style-name="P4"><text:span text:style-name="T2">When rules are satisfied by the program, they are added to a queue called the </text:span><text:span text:style-name="T3">agenda</text:span><text:span text:style-name="T2">. The agenda is an unordered list of all the rules whose antecedents are currently satisfied.</text:span></text:p>
      <text:p text:style-name="P3">Knowledge bases are typically not ordered, because order tends to play very little role in an expert system. Rules may be placed on the agenda in any order, and they may be fired in any order once they are on the agenda.</text:p>
      <text:h text:style-name="P6" text:outline-level="2">Inference Engine</text:h>
      <text:p text:style-name="P3">The inference engine is the main processing element of the expert system. The inference engine chooses rules from the agenda to fire. If there are no rules on the agenda, the inference engine must obtain information from the user in order to add more rules to the agenda. It makes use of knowledge base, in order to draw conclusions for situations. It is responsible for gathering the information from the user, by asking various questions and applying it wherever necessary. It seeks information and relationships from the knowledge base and to provide answers, predictions and suggestions the way a human expert would.</text:p>
      <text:h text:style-name="P5" text:outline-level="3">User Interface</text:h>
      <text:p text:style-name="P3">A user interface is the method by which the expert system interacts with a user. These can be through dialog boxes, command prompts, forms, or other input methods. Some expert systems interact with other computer applications, and do not interact directly with a human. In these cases, the expert system will have an interaction mechanism for transactions with the other application, and will not have a user interface. </text:p>
      <text:p text:style-name="Text_20_body"/>
      <text:list xml:id="list2062899644784909394" text:style-name="L10">
        <text:list-item>
          <text:p text:style-name="P13"><text:soft-page-break/>What are various requirements of efficient expert system interface?</text:p>
        </text:list-item>
      </text:list>
      <text:list xml:id="list5411504483026400256" text:style-name="L11">
        <text:list-item>
          <text:p text:style-name="P24">It should help users to accomplish their goals in shortest possible way.</text:p>
        </text:list-item>
        <text:list-item>
          <text:p text:style-name="P24">It should be designed to work for user’s existing or desired work practices.</text:p>
        </text:list-item>
        <text:list-item>
          <text:p text:style-name="P24">Its technology should be adaptable to user’s requirements.</text:p>
        </text:list-item>
        <text:list-item>
          <text:p text:style-name="P24">It should make efficient use of user’s input.</text:p>
        </text:list-item>
      </text:list>
      <text:p text:style-name="P2"/>
      <text:list xml:id="list5518109208028180897" text:style-name="L12">
        <text:list-item>
          <text:p text:style-name="P14">List down the steps to be followed to develop an expert system. </text:p>
        </text:list-item>
      </text:list>
      <text:p text:style-name="P4"><text:span text:style-name="T2">The process of creation of an expert system requires careful planning. It is common to acquire an expert systems tool, i.e., shell, instead of developing the inference engine from the scratch. The steps involved in the creation of expert system are listed below.</text:span><text:span text:style-name="T3"><text:line-break/></text:span><text:span text:style-name="T2">Step 1: Select a domain and a particular task -  Choose a task that an expert can do well. The performance of the task should be related to both breadth and depth of knowledge. The facts and rules should be stable.</text:span></text:p>
      <text:p text:style-name="P3"><text:line-break/>Step 2: Select the expert system shell for implementation - Choose the type of pattern-matching capability required.Start building a prototype system<text:line-break/><text:line-break/>Step 3: Acquire initial knowledge about the domain and the task - Identify the knowledge experts. Select particular problems associated with each task. Prepare a set of test cases<text:line-break/><text:line-break/>Step 4: Encode the knowledge using the appropriate representation - Factual knowledge, Control knowledge<text:line-break/><text:line-break/>Step 5: Execute and test the knowledge - Evaluate the test cases</text:p>
      <text:p text:style-name="P3">Step 6: Refine the current knowledge and acquire additional knowledge - Revise the rules as necessary.  Modify any facts that need revision<text:line-break/><text:line-break/>Step 7: Complete any necessary interface code - Demonstrate the system. Make the system user-friendly<text:line-break/><text:line-break/>Step 8: Document the expert system - Document the consultation portion especially well. Document the knowledge portion to the degree necessary</text:p>
      <text:p text:style-name="Text_20_body"/>
      <text:list xml:id="list2217729285874363894" text:style-name="L13">
        <text:list-item>
          <text:p text:style-name="P15">What are benefits of expert system? </text:p>
        </text:list-item>
      </text:list>
      <text:p text:style-name="P3">Benefits are as follows:</text:p>
      <text:p text:style-name="P3">1)  Availability - They are easily available due to the mass production of software.</text:p>
      <text:p text:style-name="P3">2)  Less Production cost - production cost is reasonable , makes them affordable.</text:p>
      <text:p text:style-name="P3">3)  Speed - They offer great speed . They reduce the amount of work an individual puts in.</text:p>
      <text:p text:style-name="P3">4)  Less error rate - error rate is low as compared to human errors.</text:p>
      <text:p text:style-name="P3">5)  Reducing risks - they can work in the environment dangerous to humans.</text:p>
      <text:p text:style-name="P3">6)  Steady response - they work steadily without getting emotional, tensed or fatigued. </text:p>
      <text:p text:style-name="Text_20_body"><text:soft-page-break/></text:p>
      <text:list xml:id="list8948248711485170696" text:style-name="L14">
        <text:list-item>
          <text:p text:style-name="P16">What are the limitations of expert system?</text:p>
        </text:list-item>
      </text:list>
      <text:list xml:id="list2411744679927181783" text:style-name="L15">
        <text:list-item>
          <text:p text:style-name="P26">No common sense used in making decisions.</text:p>
        </text:list-item>
        <text:list-item>
          <text:p text:style-name="P26">Lack of creative responses that human experts are capable of.</text:p>
        </text:list-item>
        <text:list-item>
          <text:p text:style-name="P26">Not capable of explaining the logic and reasoning behind a decision.</text:p>
        </text:list-item>
        <text:list-item>
          <text:p text:style-name="P26">It is not easy to automate complex processes.</text:p>
        </text:list-item>
      </text:list>
      <text:p text:style-name="P2"/>
      <text:list xml:id="list404471604197465981" text:style-name="L16">
        <text:list-item>
          <text:p text:style-name="P17">List few applications of expert system.</text:p>
        </text:list-item>
      </text:list>
      <text:list xml:id="list6915533780185475399" text:style-name="L17">
        <text:list-item>
          <text:p text:style-name="P27">Design Domain - camera lens design, automobile design</text:p>
        </text:list-item>
        <text:list-item>
          <text:p text:style-name="P27">Medical Domain - diagnosis system to deduce cause of disease from observed data, conduction of medical operations on humans</text:p>
        </text:list-item>
        <text:list-item>
          <text:p text:style-name="P27">Process Control Systems - Controlling a physical process based on monitoring</text:p>
        </text:list-item>
        <text:list-item>
          <text:p text:style-name="P27">Knowledge Domain - Finding out faults in vehicles, computers</text:p>
        </text:list-item>
      </text:list>
      <text:p text:style-name="P2"/>
      <text:list xml:id="list5365676101770284937" text:style-name="L18">
        <text:list-item>
          <text:p text:style-name="P18">List the different technologies used to design an expert system.</text:p>
        </text:list-item>
      </text:list>
      <text:list xml:id="list5086915476044248063" text:style-name="L19">
        <text:list-item>
          <text:p text:style-name="P28">Expert System development Environment - This includes hardware and software tools like:</text:p>
        </text:list-item>
      </text:list>
      <text:list xml:id="list9142436202200563481" text:style-name="L20">
        <text:list-item>
          <text:p text:style-name="P32">Workstations, minicomputers, mainframes</text:p>
        </text:list-item>
        <text:list-item>
          <text:p text:style-name="P32">High level symbolic programming language such as List Programming (LISP) and PROgrammation in LOGic (PROLOG)</text:p>
        </text:list-item>
        <text:list-item>
          <text:p text:style-name="P32">Large databases</text:p>
        </text:list-item>
      </text:list>
      <text:p text:style-name="P8"/>
      <text:list xml:id="list2328863761923996500" text:style-name="L21">
        <text:list-item>
          <text:p text:style-name="P29">Tools - They reduce the effort and cost involved in developing an expert system to  a large extent.</text:p>
        </text:list-item>
      </text:list>
      <text:p text:style-name="P2"/>
      <text:list xml:id="list1507731912931275812" text:style-name="L22">
        <text:list-item>
          <text:p text:style-name="P30">Shells - A shell is an expert system without knowledge base. It provides the developers with knowledge acquisition, inference engine, UI and explanation facility. For example, few shells are: </text:p>
        </text:list-item>
      </text:list>
      <text:p text:style-name="P7">(a) Java Expert System Shell</text:p>
      <text:p text:style-name="P7">(b) Vidman - It enables knowledge encoding in the form of if - then rules.</text:p>
      <text:p text:style-name="Text_20_body"/>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loext:contextual-spacing="false" fo:margin-top="0.139in" fo:margin-bottom="0.0835in"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21:48:36.016252542</meta:creation-date>
    <dc:date>2018-10-09T09:15:16.725587385</dc:date>
    <meta:editing-duration>PT30S</meta:editing-duration>
    <meta:editing-cycles>2</meta:editing-cycles>
    <meta:generator>LibreOffice/4.1.3.2$Linux_X86_64 LibreOffice_project/410$Build-2</meta:generator>
    <dc:creator>COMP-SL1-185 </dc:creator>
    <meta:document-statistic meta:table-count="0" meta:image-count="0" meta:object-count="0" meta:page-count="4" meta:paragraph-count="78" meta:word-count="1195" meta:character-count="7301" meta:non-whitespace-character-count="6203"/>
  </office:meta>
</office:document-meta>
</file>